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dd07a" officeooo:paragraph-rsid="00372aa2"/>
    </style:style>
    <style:style style:name="P2" style:family="paragraph" style:parent-style-name="Heading_20_1" style:master-page-name="Right_20_Page">
      <style:paragraph-properties style:page-number="auto"/>
      <style:text-properties officeooo:rsid="001dd07a" officeooo:paragraph-rsid="00372aa2"/>
    </style:style>
    <style:style style:name="P3" style:family="paragraph" style:parent-style-name="Heading_20_3">
      <style:text-properties officeooo:paragraph-rsid="00372aa2"/>
    </style:style>
    <style:style style:name="P4" style:family="paragraph" style:parent-style-name="Heading_20_3">
      <style:paragraph-properties fo:break-before="page"/>
      <style:text-properties officeooo:rsid="001dd07a" officeooo:paragraph-rsid="00372aa2"/>
    </style:style>
    <style:style style:name="T1" style:family="text">
      <style:text-properties officeooo:rsid="001dd07a"/>
    </style:style>
    <style:style style:name="T2" style:family="text">
      <style:text-properties officeooo:rsid="00382050"/>
    </style:style>
    <style:style style:name="T3" style:family="text">
      <style:text-properties officeooo:rsid="003938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North Country</text:h>
      <text:h text:style-name="Heading_20_2" text:outline-level="2">(The Rankin Family)</text:h>
      <text:p text:style-name="Text_20_body">Time Signature: 4/4</text:p>
      <text:p text:style-name="Text_20_body">Chords: <text:span text:style-name="T2">Am, C, D, Em, F, G</text:span></text:p>
      <text:p text:style-name="Text_20_body">Tempo: 1<text:span text:style-name="T1">2</text:span>0 - 1<text:span text:style-name="T1">4</text:span>0 BPM</text:p>
      <text:p text:style-name="Text_20_body"/>
      <text:h text:style-name="P4" text:outline-level="3">[VERSE 1]</text:h>
      <text:p text:style-name="P1">G</text:p>
      <text:p text:style-name="P1">I'm heading back to the North Country</text:p>
      <text:p text:style-name="P1"><text:s text:c="9"/>F <text:s text:c="8"/>C <text:s text:c="4"/>G</text:p>
      <text:p text:style-name="P1">With the cold wind in my eyes</text:p>
      <text:p text:style-name="P1">G</text:p>
      <text:p text:style-name="P1">I'll be there by sunset</text:p>
      <text:p text:style-name="P1">F <text:s text:c="9"/>C <text:s text:c="9"/>G <text:s text:c="6"/>C <text:s text:c="2"/><text:span text:style-name="T2">G</text:span></text:p>
      <text:p text:style-name="P1">Before the first snow flies</text:p>
      <text:h text:style-name="P3" text:outline-level="3">[CHORUS 1]</text:h>
      <text:p text:style-name="P1">F <text:s text:c="23"/>C</text:p>
      <text:p text:style-name="P1">Rustle the leaves on the ground</text:p>
      <text:p text:style-name="P1">C <text:s text:c="25"/>G <text:s text:c="5"/>C <text:s/>G</text:p>
      <text:p text:style-name="P1">This crazy feelin' hangin' round</text:p>
      <text:p text:style-name="P1">F <text:s text:c="15"/>C</text:p>
      <text:p text:style-name="P1">I'll be remember now and then</text:p>
      <text:p text:style-name="P1">Am <text:s text:c="16"/>Em <text:s text:c="11"/>F <text:s text:c="5"/>C <text:s/>G</text:p>
      <text:p text:style-name="P1">But don't ask when I'll be back again</text:p>
      <text:h text:style-name="P3" text:outline-level="3">[VERSE 2]</text:h>
      <text:p text:style-name="P1">G</text:p>
      <text:p text:style-name="P1">Had this dream late one night</text:p>
      <text:p text:style-name="P1"><text:s text:c="6"/>F <text:s text:c="15"/>C</text:p>
      <text:p text:style-name="P1">'Bout working with the gang</text:p>
      <text:p text:style-name="P1"><text:s text:c="8"/>G</text:p>
      <text:p text:style-name="P1"><text:s/>at the Mull River drive</text:p>
      <text:p text:style-name="P1">G <text:s text:c="25"/></text:p>
      <text:p text:style-name="P1">Danny, me and Freddy Wright</text:p>
      <text:p text:style-name="P1"><text:s text:c="7"/>F <text:s text:c="9"/>C</text:p>
      <text:p text:style-name="P1">making a dollar a day</text:p>
      <text:p text:style-name="P1"><text:s text:c="8"/>G <text:s text:c="11"/>C <text:s/>G</text:p>
      <text:p text:style-name="P1">Just to stay aliv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" text:outline-level="3"><text:soft-page-break/>[CHORUS 2]</text:h>
      <text:p text:style-name="P1">F <text:s text:c="23"/>C</text:p>
      <text:p text:style-name="P1">Rustle the leaves on the ground</text:p>
      <text:p text:style-name="P1">C <text:s text:c="13"/><text:span text:style-name="T2">G</text:span> <text:s text:c="11"/>C <text:s/>G</text:p>
      <text:p text:style-name="P1">Cold hard rain comin down</text:p>
      <text:p text:style-name="P1">F <text:s text:c="20"/>C</text:p>
      <text:p text:style-name="P1">Sleeping there on the dark damp earth</text:p>
      <text:p text:style-name="P1">Am <text:s text:c="18"/>Em <text:s text:c="14"/>F <text:s text:c="6"/>C</text:p>
      <text:p text:style-name="P1">For what it's worth, no reason can be found</text:p>
      <text:p text:style-name="P1"><text:s text:c="16"/>G</text:p>
      <text:p text:style-name="P1">No, it can't be found</text:p>
      <text:h text:style-name="P3" text:outline-level="3">[VERSE 3]</text:h>
      <text:p text:style-name="P1">G</text:p>
      <text:p text:style-name="P1">So if you're passing through the North Country</text:p>
      <text:p text:style-name="P1"><text:s text:c="9"/>F <text:s text:c="5"/>C <text:s text:c="6"/>G</text:p>
      <text:p text:style-name="P1">With the sunset in your eyes</text:p>
      <text:p text:style-name="P1">G</text:p>
      <text:p text:style-name="P1">You may find me on the rocky shore</text:p>
      <text:p text:style-name="P1">F <text:s text:c="6"/>C <text:s text:c="5"/>G <text:s text:c="5"/>C <text:s/>G</text:p>
      <text:p text:style-name="P1">Of that lonely Isle</text:p>
      <text:h text:style-name="P3" text:outline-level="3">[CHORUS 2]</text:h>
      <text:p text:style-name="P1">F <text:s text:c="23"/>C</text:p>
      <text:p text:style-name="P1">Rustle the leaves on the ground</text:p>
      <text:p text:style-name="P1">C <text:s text:c="13"/>G <text:s text:c="10"/>C <text:s/>G</text:p>
      <text:p text:style-name="P1">Cold hard rain comin down</text:p>
      <text:p text:style-name="P1">F <text:s text:c="20"/>C</text:p>
      <text:p text:style-name="P1">Sleeping there on the dark damp earth</text:p>
      <text:p text:style-name="P1">Am <text:s text:c="18"/>Em <text:s text:c="14"/>F <text:s text:c="6"/>C</text:p>
      <text:p text:style-name="P1">For what it's worth, no reason can be found</text:p>
      <text:p text:style-name="P1"><text:s text:c="16"/>G</text:p>
      <text:p text:style-name="P1">No, it can't be found</text:p>
      <text:h text:style-name="P3" text:outline-level="3">[VERSE 4]</text:h>
      <text:p text:style-name="P1">G</text:p>
      <text:p text:style-name="P1">I'm heading back to the North Country</text:p>
      <text:p text:style-name="P1"><text:s text:c="9"/>F <text:s text:c="8"/>C <text:s text:c="4"/>G</text:p>
      <text:p text:style-name="P1">With the cold wind in my eyes</text:p>
      <text:p text:style-name="P1">G</text:p>
      <text:p text:style-name="P1">I'll be there by sunset</text:p>
      <text:p text:style-name="P1">F <text:s text:c="9"/>C <text:s text:c="9"/>G <text:s text:c="5"/>C <text:s/>G</text:p>
      <text:p text:style-name="P1">Before the first snow flies</text:p>
      <text:h text:style-name="P3" text:outline-level="3"><text:soft-page-break/>[CHORUS 1]</text:h>
      <text:p text:style-name="P1">F <text:s text:c="23"/>C</text:p>
      <text:p text:style-name="P1">Rustle the leaves on the ground</text:p>
      <text:p text:style-name="P1">C <text:s text:c="25"/>G <text:s text:c="5"/>C <text:s/>G</text:p>
      <text:p text:style-name="P1">This crazy feelin' hangin' round</text:p>
      <text:p text:style-name="P1">F <text:s text:c="15"/>C</text:p>
      <text:p text:style-name="P1">I'll be remember now and then</text:p>
      <text:p text:style-name="P1">Am <text:s text:c="16"/>Em <text:s text:c="11"/>F <text:s text:c="5"/>C <text:s/>G</text:p>
      <text:p text:style-name="P1">But don't ask when I'll be back again</text:p>
      <text:h text:style-name="P3" text:outline-level="3">[CHORUS 2]</text:h>
      <text:p text:style-name="P1">F <text:s text:c="23"/>C</text:p>
      <text:p text:style-name="P1">Rustle the leaves on the ground</text:p>
      <text:p text:style-name="P1">C <text:s text:c="19"/>G <text:s text:c="5"/>C <text:s/>G</text:p>
      <text:p text:style-name="P1">Cold hard rain comin down</text:p>
      <text:p text:style-name="P1">F <text:s text:c="30"/>C</text:p>
      <text:p text:style-name="P1">Sleeping there on the dark damp earth</text:p>
      <text:p text:style-name="P1">Am <text:s text:c="18"/>Em <text:s text:c="14"/>F <text:s text:c="6"/>C</text:p>
      <text:p text:style-name="P1">For what it's worth, no reason can be found</text:p>
      <text:p text:style-name="P1"><text:s text:c="16"/>G</text:p>
      <text:p text:style-name="P1">No, it can't be found</text:p>
      <text:h text:style-name="Heading_20_3" text:outline-level="3">[OUTRO]</text:h>
      <text:p text:style-name="P1"><text:span text:style-name="T3">C</text:span> <text:s text:c="15"/>G</text:p>
      <text:p text:style-name="P1"><text:span text:style-name="T2">And </text:span>I'll be back ag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32M28S</meta:editing-duration>
    <meta:editing-cycles>42</meta:editing-cycles>
    <meta:generator>LibreOffice/4.3.3.2$Linux_X86_64 LibreOffice_project/430m0$Build-2</meta:generator>
    <dc:title>Lyrics + Chords</dc:title>
    <dc:date>2017-04-08T18:54:57.720414461</dc:date>
    <meta:print-date>2017-04-03T12:23:29.985893000</meta:print-date>
    <meta:document-statistic meta:table-count="0" meta:image-count="0" meta:object-count="0" meta:page-count="4" meta:paragraph-count="99" meta:word-count="401" meta:character-count="2443" meta:non-whitespace-character-count="132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